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Introduction and Experience (Michael Surdek)</text:a> </text:h>
      <text:p text:style-name="P1">Michael Surdek posted Mar 24, 2022 5:09 PM</text:p>
      <text:section text:style-name="Sect1" text:name="d2l_1_95_508">
        <text:p text:style-name="P1"><text:bookmark text:name="d2l_1_94_373"/></text:p>
      </text:section>
      <text:section text:style-name="Sect1" text:name="d2l_1_96_153">
        <text:p text:style-name="Text_20_body">Hi everyone! My name is Mike and I'm pursuing an MS in Data Analytics, with this IT elective being my third to last course in the program. I've lived in Boston my entire life, did my undergrad in Sports Management at UMass Amherst, and worked in sales/client services across sports and other industries for the first 4-5 years of my career. In 2019, I discovered an interest in statistics and programming, and I am now an "analytics engineer" for a medical device company, supporting the manufacturing process of an automated insulin delivery pump.</text:p>
        <text:p text:style-name="Text_20_body">Between school, work, and other learning endeavors, I have a moderate amount programming experience in R, SQL, and Python, albeit almost exclusively for exploratory data analysis and statistical modelling purposes. With that said, I still have so much to learn and I am very excited to explore a more traditional programming language like Java and the concepts of object-oriented programming that come with it. Particularly, I hope to develop a better understanding of methods and classes, as well as everything else that goes into creating a robust program or application.</text:p>
        <text:p text:style-name="Text_20_body">Best of luck to you all this semester!</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3-25T22:45:33.210266906</dc:date>
    <meta:editing-duration>PT29S</meta:editing-duration>
    <meta:editing-cycles>1</meta:editing-cycles>
    <meta:document-statistic meta:table-count="0" meta:image-count="0" meta:object-count="0" meta:page-count="1" meta:paragraph-count="5" meta:word-count="204" meta:character-count="1246" meta:non-whitespace-character-count="1046"/>
    <meta:generator>LibreOffice/6.4.7.2$Linux_X86_64 LibreOffice_project/40$Build-2</meta:generator>
  </office:meta>
</office:document-meta>
</file>